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3 | Dell XPS 15 <text:s text:c="7"/>|</text:p>
      <text:p text:style-name="P1">| <text:s text:c="9"/>1 | iPhone 12 <text:s text:c="9"/>|</text:p>
      <text:p text:style-name="P1">| <text:s text:c="9"/>2 | MacBook Pro <text:s text:c="7"/>|</text:p>
      <text:p text:style-name="P1">| <text:s text:c="9"/>5 | Nintendo <text:s text:c="10"/>|</text:p>
      <text:p text:style-name="P1">| <text:s text:c="9"/>4 | Sony PlayStation 5 |</text:p>
      <text:p text:style-name="P1">| <text:s text:c="9"/>6 | Xbox Series X <text:s text:c="5"/>|</text:p>
      <text:p text:style-name="P1">+------------+--------------------+</text:p>
      <text:p text:style-name="P1"/>
      <text:p text:style-name="P1">+-------------+----------+-----------------+</text:p>
      <text:p text:style-name="P1">| category_id | name <text:s text:c="4"/>| parent_category |</text:p>
      <text:p text:style-name="P1">+-------------+----------+-----------------+</text:p>
      <text:p text:style-name="P1">| <text:s text:c="10"/>1 | Phones <text:s text:c="2"/>| <text:s text:c="11"/>NULL |</text:p>
      <text:p text:style-name="P1">| <text:s text:c="10"/>2 | Laptops <text:s/>| <text:s text:c="11"/>NULL |</text:p>
      <text:p text:style-name="P1">| <text:s text:c="10"/>3 | Consoles | <text:s text:c="11"/>NULL |</text:p>
      <text:p text:style-name="P1">| <text:s text:c="10"/>4 | iPhone <text:s text:c="2"/>| <text:s text:c="14"/>1 |</text:p>
      <text:p text:style-name="P1">| <text:s text:c="10"/>5 | Windows <text:s/>| <text:s text:c="14"/>2 |</text:p>
      <text:p text:style-name="P1">| <text:s text:c="10"/>6 | Xbox <text:s text:c="4"/>| <text:s text:c="14"/>3 |</text:p>
      <text:p text:style-name="P1">+-------------+----------+-----------------+</text:p>
      <text:p text:style-name="P1"/>
      <text:p text:style-name="P1">+-------------+----------+-----------------+</text:p>
      <text:p text:style-name="P1">| category_id | name <text:s text:c="4"/>| parent_category |</text:p>
      <text:p text:style-name="P1">+-------------+----------+-----------------+</text:p>
      <text:p text:style-name="P1">| <text:s text:c="10"/>1 | Phones <text:s text:c="2"/>| <text:s text:c="11"/>NULL |</text:p>
      <text:p text:style-name="P1">| <text:s text:c="10"/>2 | Laptops <text:s/>| <text:s text:c="11"/>NULL |</text:p>
      <text:p text:style-name="P1">| <text:s text:c="10"/>3 | Consoles | <text:s text:c="11"/>NULL |</text:p>
      <text:p text:style-name="P1">+-------------+----------+-----------------+</text:p>
      <text:p text:style-name="P1"/>
      <text:p text:style-name="P1">+------------+-------------+</text:p>
      <text:p text:style-name="P1">| product_id | name <text:s text:c="7"/>|</text:p>
      <text:p text:style-name="P1">+------------+-------------+</text:p>
      <text:p text:style-name="P1">| <text:s text:c="9"/>2 | MacBook Pro |</text:p>
      <text:p text:style-name="P1">+------------+-------------+</text:p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1 | iPhone 12 <text:s text:c="9"/>|</text:p>
      <text:p text:style-name="P1">| <text:s text:c="9"/>2 | MacBook Pro <text:s text:c="7"/>|</text:p>
      <text:p text:style-name="P1">| <text:s text:c="9"/>5 | Nintendo <text:s text:c="10"/>|</text:p>
      <text:p text:style-name="P1">| <text:s text:c="9"/>4 | Sony PlayStation 5 |</text:p>
      <text:p text:style-name="P1">| <text:s text:c="9"/>6 | Xbox Series X <text:s text:c="5"/>|</text:p>
      <text:p text:style-name="P1">+------------+--------------------+</text:p>
      <text:p text:style-name="P1"/>
      <text:p text:style-name="P1"/>
      <text:p text:style-name="P1"/>
      <text:p text:style-name="P1"><text:soft-page-break/>+------------+--------------------+</text:p>
      <text:p text:style-name="P1">| product_id | name <text:s text:c="14"/>|</text:p>
      <text:p text:style-name="P1">+------------+--------------------+</text:p>
      <text:p text:style-name="P1">| <text:s text:c="9"/>2 | MacBook Pro <text:s text:c="7"/>|</text:p>
      <text:p text:style-name="P1">| <text:s text:c="9"/>4 | Sony PlayStation 5 |</text:p>
      <text:p text:style-name="P1">| <text:s text:c="9"/>5 | Nintendo <text:s text:c="10"/>|</text:p>
      <text:p text:style-name="P1">+------------+--------------------+</text:p>
      <text:p text:style-name="P1"/>
      <text:p text:style-name="P1">+------------+--------------------+----------+</text:p>
      <text:p text:style-name="P1">| product_id | name <text:s text:c="14"/>| name <text:s text:c="4"/>|</text:p>
      <text:p text:style-name="P1">+------------+--------------------+----------+</text:p>
      <text:p text:style-name="P1">| <text:s text:c="9"/>1 | iPhone 12 <text:s text:c="9"/>| iPhone <text:s text:c="2"/>|</text:p>
      <text:p text:style-name="P1">| <text:s text:c="9"/>2 | MacBook Pro <text:s text:c="7"/>| Laptops <text:s/>|</text:p>
      <text:p text:style-name="P1">| <text:s text:c="9"/>3 | Dell XPS 15 <text:s text:c="7"/>| Windows <text:s/>|</text:p>
      <text:p text:style-name="P1">| <text:s text:c="9"/>4 | Sony PlayStation 5 | Consoles |</text:p>
      <text:p text:style-name="P1">| <text:s text:c="9"/>5 | Nintendo <text:s text:c="10"/>| Consoles |</text:p>
      <text:p text:style-name="P1">| <text:s text:c="9"/>6 | Xbox Series X <text:s text:c="5"/>| Xbox <text:s text:c="4"/>|</text:p>
      <text:p text:style-name="P1">+------------+--------------------+----------+</text:p>
      <text:p text:style-name="P1"/>
      <text:p text:style-name="P1">+------------+-------------+---------+</text:p>
      <text:p text:style-name="P1">| product_id | name <text:s text:c="7"/>| price <text:s text:c="2"/>|</text:p>
      <text:p text:style-name="P1">+------------+-------------+---------+</text:p>
      <text:p text:style-name="P1">| <text:s text:c="9"/>2 | MacBook Pro | 1999.99 |</text:p>
      <text:p text:style-name="P1">| <text:s text:c="9"/>3 | Dell XPS 15 | 1599.99 |</text:p>
      <text:p text:style-name="P1">+------------+-------------+---------+</text:p>
      <text:p text:style-name="P1"/>
      <text:p text:style-name="P1">+------------+--------------------+</text:p>
      <text:p text:style-name="P1">| product_id | name <text:s text:c="14"/>|</text:p>
      <text:p text:style-name="P1">+------------+--------------------+</text:p>
      <text:p text:style-name="P1">| <text:s text:c="9"/>2 | MacBook Pro <text:s text:c="7"/>|</text:p>
      <text:p text:style-name="P1">| <text:s text:c="9"/>4 | Sony PlayStation 5 |</text:p>
      <text:p text:style-name="P1">| <text:s text:c="9"/>5 | Nintendo <text:s text:c="10"/>|</text:p>
      <text:p text:style-name="P1">+------------+--------------------+</text:p>
      <text:p text:style-name="P1"/>
      <text:p text:style-name="P1">+--------------------+</text:p>
      <text:p text:style-name="P1">| name <text:s text:c="14"/>|</text:p>
      <text:p text:style-name="P1">+--------------------+</text:p>
      <text:p text:style-name="P1">| Sony PlayStation 5 |</text:p>
      <text:p text:style-name="P1">| Nintendo <text:s text:c="10"/>|</text:p>
      <text:p text:style-name="P1">+--------------------+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+-------------+----------+-------------+</text:p>
      <text:p text:style-name="P1">| category_id | name <text:s text:c="4"/>| total_count |</text:p>
      <text:p text:style-name="P1">+-------------+----------+-------------+</text:p>
      <text:p text:style-name="P1">| <text:s text:c="10"/>2 | Laptops <text:s/>| <text:s text:c="10"/>1 |</text:p>
      <text:p text:style-name="P1">| <text:s text:c="10"/>3 | Consoles | <text:s text:c="10"/>2 |</text:p>
      <text:p text:style-name="P1">| <text:s text:c="10"/>4 | iPhone <text:s text:c="2"/>| <text:s text:c="10"/>1 |</text:p>
      <text:p text:style-name="P1">| <text:s text:c="10"/>5 | Windows <text:s/>| <text:s text:c="10"/>1 |</text:p>
      <text:p text:style-name="P1">| <text:s text:c="10"/>6 | Xbox <text:s text:c="4"/>| <text:s text:c="10"/>1 |</text:p>
      <text:p text:style-name="P1">+-------------+----------+-------------+</text:p>
      <text:p text:style-name="P1"/>
      <text:p text:style-name="P1">+----------+-----------+</text:p>
      <text:p text:style-name="P1">| name <text:s text:c="4"/>| total_qty |</text:p>
      <text:p text:style-name="P1">+----------+-----------+</text:p>
      <text:p text:style-name="P1">| Consoles | <text:s text:c="7"/>32 |</text:p>
      <text:p text:style-name="P1">+----------+-----------+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12T11:32:26.684792759</dc:date>
    <meta:editing-duration>PT2M1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91" meta:word-count="477" meta:character-count="3343" meta:non-whitespace-character-count="2202"/>
  </office:meta>
</office:document-meta>
</file>